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09-10" calcext:value-type="date">
            <text:p>10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1-01" calcext:value-type="date">
            <text:p>01/11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2-02" calcext:value-type="date">
            <text:p>02/12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5-15" calcext:value-type="date">
            <text:p>15/05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14]-[.F1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15]-[.F1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6]-[.F16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6])" office:value-type="float" office:value="150" calcext:value-type="float">
            <text:p>15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24.735753432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24.7378168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11-03T17:17:25.064451349</dc:date>
    <dc:language>pt-PT</dc:language>
    <meta:editing-cycles>431</meta:editing-cycles>
    <meta:editing-duration>PT13H11M28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